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535/settings.xml" manifest:media-type="text/xml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38/settings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3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41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0" manifest:media-type=""/>
  <manifest:file-entry manifest:full-path="ObjectReplacements/Object 530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32" manifest:media-type=""/>
  <manifest:file-entry manifest:full-path="ObjectReplacements/Object 6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96/settings.xml" manifest:media-type="text/xml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><text:span text:style-name="T34">Eks. Småkunde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><text:span text:style-name="T34">Eks. Storkunde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><text:span text:style-name="T34">Sorteringsmekanisme:Separerin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47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69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70" draw:text-style-name="P47" draw:layer="layout" svg:width="3.355cm" svg:height="1.199cm" svg:x="15.001cm" svg:y="7.168cm">
          <draw:text-box>
            <text:p><text:span text:style-name="T13">Andre tilfeller </text:span></text:p>
            <text:p><text:span text:style-name="T13">(ikke pensum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>Andre tiltak som sikrer konkurranse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3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48" draw:layer="layout" svg:width="1.971cm" svg:height="0.883cm" svg:x="10.66cm" svg:y="22.165cm">
          <draw:text-box>
            <text:p><text:span text:style-name="T40">GK+ME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2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81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9T18:55:20.568385077</dc:date>
    <meta:editing-duration>P1DT12H2M3S</meta:editing-duration>
    <meta:editing-cycles>314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